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normal" fo:font-weight="normal" officeooo:rsid="0004d3fe" officeooo:paragraph-rsid="0004d3fe" style:font-size-asian="12pt" style:font-style-asian="normal" style:font-weight-asian="normal" style:font-size-complex="12pt" style:font-style-complex="normal" style:font-weight-complex="normal"/>
    </style:style>
    <style:style style:name="P2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normal" style:text-underline-style="none" fo:font-weight="normal" officeooo:rsid="0005a0a8" officeooo:paragraph-rsid="0005a0a8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normal" style:text-underline-style="none" fo:font-weight="normal" officeooo:rsid="0006975a" officeooo:paragraph-rsid="0006975a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normal" style:text-underline-style="solid" style:text-underline-width="auto" style:text-underline-color="font-color" fo:font-weight="bold" officeooo:rsid="0004d3fe" officeooo:paragraph-rsid="0004d3fe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normal" style:text-underline-style="solid" style:text-underline-width="auto" style:text-underline-color="font-color" fo:font-weight="normal" officeooo:rsid="0005a0a8" officeooo:paragraph-rsid="0005a0a8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>
        <style:tab-stops>
          <style:tab-stop style:position="7.223cm"/>
        </style:tab-stops>
      </style:paragraph-properties>
      <style:text-properties fo:font-size="12pt" fo:font-style="italic" style:text-underline-style="none" fo:font-weight="bold" officeooo:rsid="0004d3fe" officeooo:paragraph-rsid="0004d3fe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center" style:justify-single-word="false">
        <style:tab-stops>
          <style:tab-stop style:position="7.223cm"/>
        </style:tab-stops>
      </style:paragraph-properties>
      <style:text-properties fo:font-size="14pt" fo:font-weight="bold" officeooo:rsid="0004d3fe" officeooo:paragraph-rsid="0004d3fe" style:font-size-asian="12.25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5a0a8"/>
    </style:style>
    <style:style style:name="T3" style:family="text">
      <style:text-properties fo:font-style="italic" fo:font-weight="bold" officeooo:rsid="0006975a" style:font-style-asian="italic" style:font-weight-asian="bold" style:font-style-complex="italic" style:font-weight-complex="bold"/>
    </style:style>
    <style:style style:name="T4" style:family="text">
      <style:text-properties style:text-underline-styl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975a" style:font-weight-asian="bold" style:font-weight-complex="bold"/>
    </style:style>
    <style:style style:name="T7" style:family="text">
      <style:text-properties officeooo:rsid="0005a0a8"/>
    </style:style>
    <style:style style:name="T8" style:family="text">
      <style:text-properties officeooo:rsid="0006975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7">RESUMINHO</text:p>
      <text:p text:style-name="P1">Em uma GUI extensa: -esse texto é conhecido como rótulo e é criado com a classe Jlabel; Exibe texto somente de leitura.</text:p>
      <text:p text:style-name="P1">- Em geral, você deve decidi<text:span text:style-name="T7">r </text:span>o<text:span text:style-name="T7">n</text:span>de posicionar cada componente GUI.</text:p>
      <text:p text:style-name="P1">Isso é conhecido como <text:span text:style-name="T1">especificar o layout dos componentes GUI</text:span></text:p>
      <text:p text:style-name="P1"><text:span text:style-name="T1">-</text:span><text:span text:style-name="T4">O IDE gera o código GUI para você.</text:span></text:p>
      <text:p text:style-name="P1"><text:span text:style-name="T4"/></text:p>
      <text:p text:style-name="P1">FlowLayout;</text:p>
      <text:p text:style-name="P1">-O método setLayout é herdado da classe <text:span text:style-name="T1">Cont</text:span><text:span text:style-name="T2">ê</text:span><text:span text:style-name="T1">iner</text:span><text:span text:style-name="T4">. O argumento para um método deve ser um objeto de uma classe que implementa a interface </text:span><text:span text:style-name="T1">LayoutManager(por exemplo, flowlayout).</text:span></text:p>
      <text:p text:style-name="P1"><text:span text:style-name="T1"/></text:p>
      <text:p text:style-name="P6">Erro comum de programação:</text:p>
      <text:p text:style-name="P4">Se você não adicionar explicitamente <text:s/>um componente GUI a um contêiner, o componente GUI não será exibido quando o contêiner aparecer na tela.</text:p>
      <text:p text:style-name="P5">Ultilize as dicas de ferramenta para adicionar texto descritivo aos componentes.</text:p>
      <text:p text:style-name="P5"/>
      <text:p text:style-name="P2">- O construtor Jlabel pode receber uma STRING especificando o texto do rótulo.</text:p>
      <text:p text:style-name="P2">- O método setToolTripText especifica a dica de ferramenta que é exibida quando o usuário posiciona o cursor do mouse sobre um Jcomponent.</text:p>
      <text:p text:style-name="P2">- Você anexa um componente a um contêiner ultilizando o método <text:span text:style-name="T5">add,</text:span> que é herdado indiretamente da classe Contêiner.</text:p>
      <text:p text:style-name="P2">-Normalmente, <text:span text:style-name="T8">um ícone é especificado com um argumento </text:span><text:span text:style-name="T6">icon </text:span><text:span text:style-name="T8">para construtor ou para o método </text:span><text:span text:style-name="T3">setIcon</text:span><text:span text:style-name="T8"> do componente.</text:span></text:p>
      <text:p text:style-name="P2">- <text:span text:style-name="T6">imagelcon </text:span><text:span text:style-name="T8">suporta vários tipos de imagem.</text:span></text:p>
      <text:p text:style-name="P2"/>
      <text:p text:style-name="P3">Getclass().getResource(“bug1.png”)</text:p>
      <text:p text:style-name="P3">- invoca o método getclass para recuperar uma referência para o objeto Clas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9:00:47.248000000</meta:creation-date>
    <dc:date>2020-03-04T19:34:21.361000000</dc:date>
    <meta:editing-duration>PT8M16S</meta:editing-duration>
    <meta:editing-cycles>1</meta:editing-cycles>
    <meta:document-statistic meta:table-count="0" meta:image-count="0" meta:object-count="0" meta:page-count="1" meta:paragraph-count="17" meta:word-count="212" meta:character-count="1329" meta:non-whitespace-character-count="1132"/>
    <meta:generator>LibreOffice/6.1.1.2$Windows_X86_64 LibreOffice_project/5d19a1bfa650b796764388cd8b33a5af1f5baa1b</meta:generator>
  </office:meta>
</office:document-meta>
</file>